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Activity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getFail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setProxy( Activity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join( int time ,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getFailed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onStop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onFailure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ProxyActivity( Activity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jo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startWithTimeout( Timer time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is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fail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Activity.is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